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Report for LAB 1</text:p>
      <text:p text:style-name="Author">PUT YOUR NAME HERE</text:p>
      <text:p text:style-name="Date">Deadline: 7 October 23:59</text:p>
      <text:h text:style-name="Heading_20_1" text:outline-level="1"><text:bookmark-start text:name="task-description"/>Task description<text:bookmark-end text:name="task-description"/></text:h>
      <text:p text:style-name="First_20_paragraph">Here you should describe the task that the program should solve. Write this in your own words, do not just copy the assignment text.</text:p>
      <text:h text:style-name="Heading_20_1" text:outline-level="1"><text:bookmark-start text:name="structures-and-algorithms"/>Structures and Algorithms<text:bookmark-end text:name="structures-and-algorithms"/></text:h>
      <text:p text:style-name="First_20_paragraph">Explain which data structures you used, and why.</text:p>
      <text:p text:style-name="Text_20_body">Also explain how you structured your program into separate functions.</text:p>
      <text:h text:style-name="Heading_20_1" text:outline-level="1"><text:bookmark-start text:name="evaluation-of-the-program"/>Evaluation of the program<text:bookmark-end text:name="evaluation-of-the-program"/></text:h>
      <text:p text:style-name="First_20_paragraph">Explain how you tested your program.</text:p>
      <text:p text:style-name="Text_20_body">Which problems/bugs did the first versions of your program have, how did you fix them?</text:p>
      <text:h text:style-name="Heading_20_1" text:outline-level="1"><text:bookmark-start text:name="conclusion-and-self-reflection"/>Conclusion and Self-Reflection<text:bookmark-end text:name="conclusion-and-self-reflection"/></text:h>
      <text:p text:style-name="First_20_paragraph">Please write:</text:p>
      <text:p text:style-name="Text_20_body">- What did you learn with this assignment?</text:p>
      <text:p text:style-name="Text_20_body">- What was easy / what was the most difficult?</text:p>
      <text:p text:style-name="Text_20_body">- What else would you like to learn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eport for LAB 1</dc:title>
    <dc:description/>
    <dc:subject/>
    <meta:keyword/>
    <meta:initial-creator>PUT YOUR NAME HERE</meta:initial-creator>
    <dc:creator>PUT YOUR NAME HERE</dc:creator>
    <meta:creation-date>2022-09-23T09:58:07Z</meta:creation-date>
    <dc:date>2022-09-23T09:58:07Z</dc:date>
    <meta:user-defined meta:name="date" meta:value-type="string">Deadline: 7 October 23:59</meta:user-defined>
  </office:meta>
</office:document-meta>
</file>